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e675c"/>
    </style:style>
    <style:style style:name="P2" style:family="paragraph" style:parent-style-name="Text_20_body">
      <style:text-properties officeooo:rsid="0033698a" officeooo:paragraph-rsid="0033698a"/>
    </style:style>
    <style:style style:name="P3" style:family="paragraph" style:parent-style-name="Heading_20_3">
      <style:text-properties officeooo:rsid="0033698a" officeooo:paragraph-rsid="0033698a"/>
    </style:style>
    <style:style style:name="P4" style:family="paragraph" style:parent-style-name="Heading_20_3">
      <style:paragraph-properties fo:margin-top="0.101cm" fo:margin-bottom="0cm" loext:contextual-spacing="false"/>
    </style:style>
    <style:style style:name="P5" style:family="paragraph" style:parent-style-name="Heading_20_3">
      <style:paragraph-properties fo:margin-top="0.199cm" fo:margin-bottom="0.101cm" loext:contextual-spacing="false"/>
    </style:style>
    <style:style style:name="P6" style:family="paragraph" style:parent-style-name="Text_20_body">
      <style:text-properties officeooo:rsid="002e675c" officeooo:paragraph-rsid="0034d41b"/>
    </style:style>
    <style:style style:name="P7" style:family="paragraph" style:parent-style-name="Heading_20_1" style:master-page-name="Right_20_Page">
      <style:paragraph-properties style:page-number="auto"/>
      <style:text-properties officeooo:rsid="0031b086" officeooo:paragraph-rsid="0031b086"/>
    </style:style>
    <style:style style:name="T1" style:family="text">
      <style:text-properties officeooo:rsid="0033698a"/>
    </style:style>
    <style:style style:name="T2" style:family="text">
      <style:text-properties officeooo:rsid="0034d4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eels Like Home</text:h>
      <text:p text:style-name="Heading_20_2">(Chantal Kreviazuk)</text:p>
      <text:p text:style-name="P2">Capo 2</text:p>
      <text:p text:style-name="P5">[INTRO]</text:p>
      <text:p text:style-name="P2">C G C G <text:s text:c="3"/><text:span text:style-name="T2">F C G</text:span></text:p>
      <text:p text:style-name="P5">[VERSE 1]</text:p>
      <text:p text:style-name="P1"><text:s text:c="7"/>C <text:s text:c="8"/>G <text:s text:c="6"/>C</text:p>
      <text:p text:style-name="P1">There's something in your eyes, </text:p>
      <text:p text:style-name="P1"><text:s text:c="17"/>G</text:p>
      <text:p text:style-name="P1">Makes me want to lose myself, </text:p>
      <text:p text:style-name="P1"><text:s text:c="17"/>F <text:s text:c="19"/>C <text:s text:c="8"/>G</text:p>
      <text:p text:style-name="P1">Makes me want to lose myself, in your arms. </text:p>
      <text:p text:style-name="P1"><text:s text:c="8"/>C <text:s text:c="8"/>G <text:s text:c="6"/>C</text:p>
      <text:p text:style-name="P1">There's something in your voice, </text:p>
      <text:p text:style-name="P1"><text:s text:c="9"/>G</text:p>
      <text:p text:style-name="P1">Makes my heart beat fast. </text:p>
      <text:p text:style-name="P1"><text:s text:c="10"/>F <text:s text:c="28"/><text:span text:style-name="T1">C</text:span> <text:s text:c="6"/>G</text:p>
      <text:p text:style-name="P1">Hope this feeling lasts, the rest of my life. </text:p>
      <text:p text:style-name="P4">[PRE-CHORUS]</text:p>
      <text:p text:style-name="P1"><text:s text:c="7"/>Em <text:s text:c="7"/>F <text:s text:c="8"/>C <text:s text:c="3"/>G <text:s text:c="2"/>Am</text:p>
      <text:p text:style-name="P1">If you knew how lonely my life has been, </text:p>
      <text:p text:style-name="P1"><text:s text:c="8"/>F <text:s text:c="8"/>C <text:s text:c="6"/>G</text:p>
      <text:p text:style-name="P1">And how long I've been so alone. </text:p>
      <text:p text:style-name="P1"><text:s text:c="11"/>E<text:span text:style-name="T1">m</text:span> <text:s text:c="8"/>F <text:s text:c="16"/>C <text:s text:c="3"/>G <text:s text:c="2"/>Am</text:p>
      <text:p text:style-name="P1">And if you knew how I wanted someone to come a - long, </text:p>
      <text:p text:style-name="P1"><text:s text:c="4"/>F <text:s text:c="8"/>C <text:s text:c="18"/>G</text:p>
      <text:p text:style-name="P1">And change my life the way you've done. </text:p>
      <text:p text:style-name="P4">[CHORUS]</text:p>
      <text:p text:style-name="P1"><text:s text:c="14"/>C <text:s text:c="21"/>G</text:p>
      <text:p text:style-name="P1">It feels like home to me, feels like home to me, </text:p>
      <text:p text:style-name="P1"><text:s text:c="18"/>F <text:s text:c="2"/>C <text:s text:c="6"/><text:span text:style-name="T2">D</text:span> <text:s text:c="11"/>G</text:p>
      <text:p text:style-name="P1">It feels like I'm all the way back where I come from. </text:p>
      <text:p text:style-name="P1"><text:s text:c="14"/>C <text:s text:c="21"/>G</text:p>
      <text:p text:style-name="P1">It feels like home to me, feels like home to me, </text:p>
      <text:p text:style-name="P1"><text:s text:c="18"/>F <text:s text:c="2"/>C <text:s text:c="6"/>G <text:s text:c="13"/>C</text:p>
      <text:p text:style-name="P1">It feels like I'm all the way back where I belong. </text:p>
      <text:p text:style-name="P3"><text:soft-page-break/>[BRIDGE]</text:p>
      <text:p text:style-name="P2">C <text:span text:style-name="T2">G</text:span> C <text:span text:style-name="T2">G</text:span></text:p>
      <text:p text:style-name="Heading_20_3">[VERSE 2]</text:p>
      <text:p text:style-name="P1"><text:s text:c="2"/>C <text:s text:c="4"/>G <text:s text:c="2"/>C <text:s text:c="12"/>G <text:s text:c="4"/></text:p>
      <text:p text:style-name="P1">A win - dow breaks down a long dark street, </text:p>
      <text:p text:style-name="P1"><text:s text:c="6"/>F <text:s text:c="17"/>C <text:s text:c="8"/>G</text:p>
      <text:p text:style-name="P1">And a siren wails in the night. </text:p>
      <text:p text:style-name="P1"><text:s text:c="4"/>C <text:s text:c="2"/>G <text:s text:c="2"/>C <text:s text:c="23"/>G</text:p>
      <text:p text:style-name="P1">But I'm all right, 'cause I have you here with me. </text:p>
      <text:p text:style-name="P1"><text:s text:c="10"/>F <text:s text:c="34"/>C <text:s text:c="5"/>G</text:p>
      <text:p text:style-name="P1">And I can almost see through the dark there's light. </text:p>
      <text:p text:style-name="Heading_20_3">[PRE-CHORUS]</text:p>
      <text:p text:style-name="P1"><text:s text:c="7"/>Em <text:s text:c="7"/>F <text:s text:c="15"/>C <text:s text:c="4"/>G <text:s/>Am</text:p>
      <text:p text:style-name="P1">If you knew how much this moment means to me, </text:p>
      <text:p text:style-name="P1"><text:s text:c="8"/>F <text:s text:c="8"/>C <text:s text:c="14"/>G</text:p>
      <text:p text:style-name="P1">And how long I've waited for your touch. </text:p>
      <text:p text:style-name="P1"><text:s text:c="11"/>Em <text:s text:c="7"/>F <text:s text:c="12"/>C <text:s text:c="3"/>G <text:s text:c="3"/>Am</text:p>
      <text:p text:style-name="P1">And if you knew how happy you are ma - king me, </text:p>
      <text:p text:style-name="P1"><text:s text:c="5"/>F <text:s text:c="21"/>C <text:s text:c="8"/>G</text:p>
      <text:p text:style-name="P1">I've never thought I'd love anyone so much. </text:p>
      <text:p text:style-name="Heading_20_3">[CHORUS]</text:p>
      <text:p text:style-name="P6"><text:s text:c="14"/>C <text:s text:c="21"/>G</text:p>
      <text:p text:style-name="P6">It feels like home to me, feels like home to me, </text:p>
      <text:p text:style-name="P6"><text:s text:c="18"/>F <text:s text:c="2"/>C <text:s text:c="6"/><text:span text:style-name="T2">D</text:span> <text:s text:c="11"/>G</text:p>
      <text:p text:style-name="P6">It feels like I'm all the way back where I come from. </text:p>
      <text:p text:style-name="P6"><text:s text:c="14"/>C <text:s text:c="21"/>G</text:p>
      <text:p text:style-name="P6">It feels like home to me, feels like home to me, </text:p>
      <text:p text:style-name="P6"><text:s text:c="18"/>F <text:s text:c="2"/>C <text:s text:c="6"/>G <text:s text:c="13"/>C</text:p>
      <text:p text:style-name="P6">It feels like I'm all the way back where I belong. </text:p>
      <text:p text:style-name="P1"><text:s text:c="18"/>F <text:s text:c="2"/>Am <text:s text:c="5"/>G <text:s text:c="13"/>C</text:p>
      <text:p text:style-name="P1">It feels like I'm all the way back where I bel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2M6S</meta:editing-duration>
    <meta:editing-cycles>37</meta:editing-cycles>
    <meta:generator>LibreOffice/5.2.7.2$Linux_X86_64 LibreOffice_project/20m0$Build-2</meta:generator>
    <dc:title>Lyrics + Chords</dc:title>
    <dc:date>2018-04-14T09:49:52.230309196</dc:date>
    <meta:print-date>2017-04-03T12:23:29.985893000</meta:print-date>
    <meta:document-statistic meta:table-count="0" meta:image-count="0" meta:object-count="0" meta:page-count="2" meta:paragraph-count="67" meta:word-count="369" meta:character-count="2365" meta:non-whitespace-character-count="115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